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sub>
            <mn>6.66</mn>
            <mrow>
              <mi mathvariant="italic">Uout</mi>
              <mn>2</mn>
            </mrow>
          </msub>
          <mrow>
            <mspace width="2em"/>
            <mo stretchy="false">⋅</mo>
            <mspace width="2em"/>
          </mrow>
          <msub>
            <mn>6.66</mn>
            <mrow>
              <mi mathvariant="italic">Uout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221</mn>
      <mi mathvariant="italic">Вт</mi>
    </mrow>
    <annotation encoding="StarMath 5.0">P2 ~=~ {6.66_Uout2 ~cdot~ 6.66_Uout2} over 2000_R2 ~=~ 0.0221Вт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42:02.867000000</dc:date>
    <meta:editing-duration>PT41M29S</meta:editing-duration>
    <meta:editing-cycles>13</meta:editing-cycles>
    <meta:generator>LibreOffice/6.3.3.2$Windows_X86_64 LibreOffice_project/a64200df03143b798afd1ec74a12ab50359878ed</meta:generator>
    <meta:print-date>2019-11-30T20:07:16.020000000</meta:print-date>
  </office:meta>
</office:document-meta>
</file>